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21.78" calcext:value-type="float">
            <text:p>21,78</text:p>
          </table:table-cell>
          <table:table-cell table:style-name="ce10"/>
          <table:table-cell table:style-name="ce23"/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23"/>
          <table:table-cell table:style-name="ce30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/>
          <table:table-cell table:style-name="ce28" table:number-columns-repeated="1002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38.2" calcext:value-type="float">
            <text:p>-38,2</text:p>
          </table:table-cell>
          <table:table-cell table:style-name="ce17" table:formula="of:=POWER(10;[.C4]/10)" office:value-type="float" office:value="0.000151356124843621" calcext:value-type="float">
            <text:p>1,51E-04</text:p>
          </table:table-cell>
          <table:table-cell table:style-name="ce20" table:formula="of:=SQRT([.D4]/[.$D$14])" office:value-type="float" office:value="0.199165569835553" calcext:value-type="float">
            <text:p>1,99E-01</text:p>
          </table:table-cell>
          <table:table-cell table:style-name="ce25" table:formula="of:=BESSELJ([.D$2];[.A4])" office:value-type="float" office:value="-0.0920333269682854" calcext:value-type="float">
            <text:p>-0,0920333269682854</text:p>
          </table:table-cell>
          <table:table-cell/>
          <table:table-cell table:style-name="ce6" office:value-type="string" calcext:value-type="string">
            <text:p>J0(B)</text:p>
          </table:table-cell>
          <table:table-cell table:style-name="ce12" office:value-type="float" office:value="-49.29" calcext:value-type="float">
            <text:p>-49,29</text:p>
          </table:table-cell>
          <table:table-cell table:style-name="ce17" table:formula="of:=POWER(10;[.I4]/10)" office:value-type="float" office:value="0.0000117760597352081" calcext:value-type="float">
            <text:p>1,18E-05</text:p>
          </table:table-cell>
          <table:table-cell table:style-name="ce20" table:formula="of:=SQRT([.J4]/[.$D$14])" office:value-type="float" office:value="0.0555538629629729" calcext:value-type="float">
            <text:p>5,56E-02</text:p>
          </table:table-cell>
          <table:table-cell table:style-name="ce25" table:formula="of:=BESSELJ([.J$2];[.G4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35.93" calcext:value-type="float">
            <text:p>-35,93</text:p>
          </table:table-cell>
          <table:table-cell table:style-name="ce18" table:formula="of:=POWER(10;[.C5]/10)" office:value-type="float" office:value="0.000255270130266125" calcext:value-type="float">
            <text:p>2,55E-04</text:p>
          </table:table-cell>
          <table:table-cell table:style-name="ce21" table:formula="of:=SQRT([.D5]/[.$D$14])" office:value-type="float" office:value="0.258651060370403" calcext:value-type="float">
            <text:p>2,59E-01</text:p>
          </table:table-cell>
          <table:table-cell table:style-name="ce26" table:formula="of:=BESSELJ([.D$2];[.A5])" office:value-type="float" office:value="0.141980823053869" calcext:value-type="float">
            <text:p>0,141980823053869</text:p>
          </table:table-cell>
          <table:table-cell/>
          <table:table-cell table:style-name="ce7" office:value-type="string" calcext:value-type="string">
            <text:p>J1(B)</text:p>
          </table:table-cell>
          <table:table-cell table:style-name="ce13" office:value-type="float" office:value="-33.49" calcext:value-type="float">
            <text:p>-33,49</text:p>
          </table:table-cell>
          <table:table-cell table:style-name="ce18" table:formula="of:=POWER(10;[.I5]/10)" office:value-type="float" office:value="0.000447713304176362" calcext:value-type="float">
            <text:p>4,48E-04</text:p>
          </table:table-cell>
          <table:table-cell table:style-name="ce21" table:formula="of:=SQRT([.J5]/[.$D$14])" office:value-type="float" office:value="0.342542342370668" calcext:value-type="float">
            <text:p>3,43E-01</text:p>
          </table:table-cell>
          <table:table-cell table:style-name="ce26" table:formula="of:=BESSELJ([.J$2];[.G5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38.53" calcext:value-type="float">
            <text:p>-38,53</text:p>
          </table:table-cell>
          <table:table-cell table:style-name="ce18" table:formula="of:=POWER(10;[.C6]/10)" office:value-type="float" office:value="0.000140281370456196" calcext:value-type="float">
            <text:p>1,40E-04</text:p>
          </table:table-cell>
          <table:table-cell table:style-name="ce21" table:formula="of:=SQRT([.D6]/[.$D$14])" office:value-type="float" office:value="0.191740679975922" calcext:value-type="float">
            <text:p>1,92E-01</text:p>
          </table:table-cell>
          <table:table-cell table:style-name="ce26" table:formula="of:=BESSELJ([.D$2];[.A6])" office:value-type="float" office:value="0.10507105176662" calcext:value-type="float">
            <text:p>0,10507105176662</text:p>
          </table:table-cell>
          <table:table-cell/>
          <table:table-cell table:style-name="ce7" office:value-type="string" calcext:value-type="string">
            <text:p>J2(B)</text:p>
          </table:table-cell>
          <table:table-cell table:style-name="ce13" office:value-type="float" office:value="-61.33" calcext:value-type="float">
            <text:p>-61,33</text:p>
          </table:table-cell>
          <table:table-cell table:style-name="ce18" table:formula="of:=POWER(10;[.I6]/10)" office:value-type="float" office:value="0.000000736207097494736" calcext:value-type="float">
            <text:p>7,36E-07</text:p>
          </table:table-cell>
          <table:table-cell table:style-name="ce21" table:formula="of:=SQRT([.J6]/[.$D$14])" office:value-type="float" office:value="0.0138903843583788" calcext:value-type="float">
            <text:p>1,39E-02</text:p>
          </table:table-cell>
          <table:table-cell table:style-name="ce26" table:formula="of:=BESSELJ([.J$2];[.G6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37.22" calcext:value-type="float">
            <text:p>-37,22</text:p>
          </table:table-cell>
          <table:table-cell table:style-name="ce18" table:formula="of:=POWER(10;[.C7]/10)" office:value-type="float" office:value="0.000189670592121115" calcext:value-type="float">
            <text:p>1,90E-04</text:p>
          </table:table-cell>
          <table:table-cell table:style-name="ce21" table:formula="of:=SQRT([.D7]/[.$D$14])" office:value-type="float" office:value="0.22295348395624" calcext:value-type="float">
            <text:p>2,23E-01</text:p>
          </table:table-cell>
          <table:table-cell table:style-name="ce26" table:formula="of:=BESSELJ([.D$2];[.A7])" office:value-type="float" office:value="-0.122684027504444" calcext:value-type="float">
            <text:p>-0,122684027504444</text:p>
          </table:table-cell>
          <table:table-cell/>
          <table:table-cell table:style-name="ce7" office:value-type="string" calcext:value-type="string">
            <text:p>J3(B)</text:p>
          </table:table-cell>
          <table:table-cell table:style-name="ce13" office:value-type="float" office:value="-33.58" calcext:value-type="float">
            <text:p>-33,58</text:p>
          </table:table-cell>
          <table:table-cell table:style-name="ce18" table:formula="of:=POWER(10;[.I7]/10)" office:value-type="float" office:value="0.000438530697774986" calcext:value-type="float">
            <text:p>4,39E-04</text:p>
          </table:table-cell>
          <table:table-cell table:style-name="ce21" table:formula="of:=SQRT([.J7]/[.$D$14])" office:value-type="float" office:value="0.339011369274915" calcext:value-type="float">
            <text:p>3,39E-01</text:p>
          </table:table-cell>
          <table:table-cell table:style-name="ce26" table:formula="of:=BESSELJ([.J$2];[.G7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36.11" calcext:value-type="float">
            <text:p>-36,11</text:p>
          </table:table-cell>
          <table:table-cell table:style-name="ce18" table:formula="of:=POWER(10;[.C8]/10)" office:value-type="float" office:value="0.000244906324184475" calcext:value-type="float">
            <text:p>2,45E-04</text:p>
          </table:table-cell>
          <table:table-cell table:style-name="ce21" table:formula="of:=SQRT([.D8]/[.$D$14])" office:value-type="float" office:value="0.253346123348151" calcext:value-type="float">
            <text:p>2,53E-01</text:p>
          </table:table-cell>
          <table:table-cell table:style-name="ce26" table:formula="of:=BESSELJ([.D$2];[.A8])" office:value-type="float" office:value="-0.138868304522665" calcext:value-type="float">
            <text:p>-0,138868304522665</text:p>
          </table:table-cell>
          <table:table-cell/>
          <table:table-cell table:style-name="ce7" office:value-type="string" calcext:value-type="string">
            <text:p>J4(B)</text:p>
          </table:table-cell>
          <table:table-cell table:style-name="ce13" office:value-type="float" office:value="-42.08" calcext:value-type="float">
            <text:p>-42,08</text:p>
          </table:table-cell>
          <table:table-cell table:style-name="ce18" table:formula="of:=POWER(10;[.I8]/10)" office:value-type="float" office:value="0.0000619441075076781" calcext:value-type="float">
            <text:p>6,19E-05</text:p>
          </table:table-cell>
          <table:table-cell table:style-name="ce21" table:formula="of:=SQRT([.J8]/[.$D$14])" office:value-type="float" office:value="0.127413153052555" calcext:value-type="float">
            <text:p>1,27E-01</text:p>
          </table:table-cell>
          <table:table-cell table:style-name="ce26" table:formula="of:=BESSELJ([.J$2];[.G8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41.86" calcext:value-type="float">
            <text:p>-41,86</text:p>
          </table:table-cell>
          <table:table-cell table:style-name="ce18" table:formula="of:=POWER(10;[.C9]/10)" office:value-type="float" office:value="0.0000651628394060843" calcext:value-type="float">
            <text:p>6,52E-05</text:p>
          </table:table-cell>
          <table:table-cell table:style-name="ce21" table:formula="of:=SQRT([.D9]/[.$D$14])" office:value-type="float" office:value="0.130681545858119" calcext:value-type="float">
            <text:p>1,31E-01</text:p>
          </table:table-cell>
          <table:table-cell table:style-name="ce26" table:formula="of:=BESSELJ([.D$2];[.A9])" office:value-type="float" office:value="0.0716763858064947" calcext:value-type="float">
            <text:p>0,0716763858064947</text:p>
          </table:table-cell>
          <table:table-cell/>
          <table:table-cell table:style-name="ce7" office:value-type="string" calcext:value-type="string">
            <text:p>J5(B)</text:p>
          </table:table-cell>
          <table:table-cell table:style-name="ce13" office:value-type="float" office:value="-35.13" calcext:value-type="float">
            <text:p>-35,13</text:p>
          </table:table-cell>
          <table:table-cell table:style-name="ce18" table:formula="of:=POWER(10;[.I9]/10)" office:value-type="float" office:value="0.000306902198839116" calcext:value-type="float">
            <text:p>3,07E-04</text:p>
          </table:table-cell>
          <table:table-cell table:style-name="ce21" table:formula="of:=SQRT([.J9]/[.$D$14])" office:value-type="float" office:value="0.283605248105462" calcext:value-type="float">
            <text:p>2,84E-01</text:p>
          </table:table-cell>
          <table:table-cell table:style-name="ce26" table:formula="of:=BESSELJ([.J$2];[.G9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34.24" calcext:value-type="float">
            <text:p>-34,24</text:p>
          </table:table-cell>
          <table:table-cell table:style-name="ce18" table:formula="of:=POWER(10;[.C10]/10)" office:value-type="float" office:value="0.000376703798983909" calcext:value-type="float">
            <text:p>3,77E-04</text:p>
          </table:table-cell>
          <table:table-cell table:style-name="ce21" table:formula="of:=SQRT([.D10]/[.$D$14])" office:value-type="float" office:value="0.31420584750866" calcext:value-type="float">
            <text:p>3,14E-01</text:p>
          </table:table-cell>
          <table:table-cell table:style-name="ce26" table:formula="of:=BESSELJ([.D$2];[.A10])" office:value-type="float" office:value="0.171777572569724" calcext:value-type="float">
            <text:p>0,171777572569724</text:p>
          </table:table-cell>
          <table:table-cell/>
          <table:table-cell table:style-name="ce7" office:value-type="string" calcext:value-type="string">
            <text:p>J6(B)</text:p>
          </table:table-cell>
          <table:table-cell table:style-name="ce13" office:value-type="float" office:value="-35.13" calcext:value-type="float">
            <text:p>-35,13</text:p>
          </table:table-cell>
          <table:table-cell table:style-name="ce18" table:formula="of:=POWER(10;[.I10]/10)" office:value-type="float" office:value="0.000306902198839116" calcext:value-type="float">
            <text:p>3,07E-04</text:p>
          </table:table-cell>
          <table:table-cell table:style-name="ce21" table:formula="of:=SQRT([.J10]/[.$D$14])" office:value-type="float" office:value="0.283605248105462" calcext:value-type="float">
            <text:p>2,84E-01</text:p>
          </table:table-cell>
          <table:table-cell table:style-name="ce26" table:formula="of:=BESSELJ([.J$2];[.G10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51.72" calcext:value-type="float">
            <text:p>-51,72</text:p>
          </table:table-cell>
          <table:table-cell table:style-name="ce18" table:formula="of:=POWER(10;[.C11]/10)" office:value-type="float" office:value="0.00000672976656284318" calcext:value-type="float">
            <text:p>6,73E-06</text:p>
          </table:table-cell>
          <table:table-cell table:style-name="ce21" table:formula="of:=SQRT([.D11]/[.$D$14])" office:value-type="float" office:value="0.0419966127052751" calcext:value-type="float">
            <text:p>4,20E-02</text:p>
          </table:table-cell>
          <table:table-cell table:style-name="ce26" table:formula="of:=BESSELJ([.D$2];[.A11])" office:value-type="float" office:value="0.0229669048655297" calcext:value-type="float">
            <text:p>0,0229669048655297</text:p>
          </table:table-cell>
          <table:table-cell/>
          <table:table-cell table:style-name="ce7" office:value-type="string" calcext:value-type="string">
            <text:p>J7(B)</text:p>
          </table:table-cell>
          <table:table-cell table:style-name="ce13" office:value-type="float" office:value="-44.79" calcext:value-type="float">
            <text:p>-44,79</text:p>
          </table:table-cell>
          <table:table-cell table:style-name="ce18" table:formula="of:=POWER(10;[.I11]/10)" office:value-type="float" office:value="0.000033189445755261" calcext:value-type="float">
            <text:p>3,32E-05</text:p>
          </table:table-cell>
          <table:table-cell table:style-name="ce21" table:formula="of:=SQRT([.J11]/[.$D$14])" office:value-type="float" office:value="0.093264048364469" calcext:value-type="float">
            <text:p>9,33E-02</text:p>
          </table:table-cell>
          <table:table-cell table:style-name="ce26" table:formula="of:=BESSELJ([.J$2];[.G11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35.06" calcext:value-type="float">
            <text:p>-35,06</text:p>
          </table:table-cell>
          <table:table-cell table:style-name="ce18" table:formula="of:=POWER(10;[.C12]/10)" office:value-type="float" office:value="0.000311888958409394" calcext:value-type="float">
            <text:p>3,12E-04</text:p>
          </table:table-cell>
          <table:table-cell table:style-name="ce21" table:formula="of:=SQRT([.D12]/[.$D$14])" office:value-type="float" office:value="0.285900070986795" calcext:value-type="float">
            <text:p>2,86E-01</text:p>
          </table:table-cell>
          <table:table-cell table:style-name="ce26" table:formula="of:=BESSELJ([.D$2];[.A12])" office:value-type="float" office:value="-0.157014640149274" calcext:value-type="float">
            <text:p>-0,157014640149274</text:p>
          </table:table-cell>
          <table:table-cell/>
          <table:table-cell table:style-name="ce7" office:value-type="string" calcext:value-type="string">
            <text:p>J8(B)</text:p>
          </table:table-cell>
          <table:table-cell table:style-name="ce13" office:value-type="float" office:value="-33.15" calcext:value-type="float">
            <text:p>-33,15</text:p>
          </table:table-cell>
          <table:table-cell table:style-name="ce18" table:formula="of:=POWER(10;[.I12]/10)" office:value-type="float" office:value="0.000484172367584099" calcext:value-type="float">
            <text:p>4,84E-04</text:p>
          </table:table-cell>
          <table:table-cell table:style-name="ce21" table:formula="of:=SQRT([.J12]/[.$D$14])" office:value-type="float" office:value="0.356216689481579" calcext:value-type="float">
            <text:p>3,56E-01</text:p>
          </table:table-cell>
          <table:table-cell table:style-name="ce26" table:formula="of:=BESSELJ([.J$2];[.G12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36.17" calcext:value-type="float">
            <text:p>-36,17</text:p>
          </table:table-cell>
          <table:table-cell table:style-name="ce19" table:formula="of:=POWER(10;[.C13]/10)" office:value-type="float" office:value="0.000241546083444494" calcext:value-type="float">
            <text:p>2,42E-04</text:p>
          </table:table-cell>
          <table:table-cell table:style-name="ce22" table:formula="of:=SQRT([.D13]/[.$D$14])" office:value-type="float" office:value="0.251602100902278" calcext:value-type="float">
            <text:p>2,52E-01</text:p>
          </table:table-cell>
          <table:table-cell table:style-name="ce27" table:formula="of:=BESSELJ([.D$2];[.A13])" office:value-type="float" office:value="-0.13831282967675" calcext:value-type="float">
            <text:p>-0,13831282967675</text:p>
          </table:table-cell>
          <table:table-cell/>
          <table:table-cell table:style-name="ce8" office:value-type="string" calcext:value-type="string">
            <text:p>J9(B)</text:p>
          </table:table-cell>
          <table:table-cell table:style-name="ce14" office:value-type="float" office:value="-37.22" calcext:value-type="float">
            <text:p>-37,22</text:p>
          </table:table-cell>
          <table:table-cell table:style-name="ce19" table:formula="of:=POWER(10;[.I13]/10)" office:value-type="float" office:value="0.000189670592121115" calcext:value-type="float">
            <text:p>1,90E-04</text:p>
          </table:table-cell>
          <table:table-cell table:style-name="ce22" table:formula="of:=SQRT([.J13]/[.$D$14])" office:value-type="float" office:value="0.22295348395624" calcext:value-type="float">
            <text:p>2,23E-01</text:p>
          </table:table-cell>
          <table:table-cell table:style-name="ce27" table:formula="of:=BESSELJ([.J$2];[.G13])" office:value-type="float" office:value="-0.0133558057219841" calcext:value-type="float">
            <text:p>-0,0133558057219841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0.00381567585251289" calcext:value-type="float">
            <text:p>0,00381567585251289</text:p>
          </table:table-cell>
          <table:table-cell table:style-name="ce15" office:value-type="string" calcext:value-type="string">
            <text:p>mW</text:p>
          </table:table-cell>
          <table:table-cell table:number-columns-repeated="2"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J4]+2*SUM([.J5:.J13])" office:value-type="float" office:value="0.00455129829912566" calcext:value-type="float">
            <text:p>0,00455129829912566</text:p>
          </table:table-cell>
          <table:table-cell table:style-name="ce15" office:value-type="string" calcext:value-type="string">
            <text:p>mW</text:p>
          </table:table-cell>
          <table:table-cell table:number-columns-repeated="1013"/>
        </table:table-row>
        <table:table-row table:style-name="ro1">
          <table:table-cell/>
          <table:table-cell table:style-name="ce30"/>
          <table:table-cell table:number-columns-repeated="1022"/>
        </table:table-row>
        <table:table-row table:style-name="ro5"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style-name="ce30"/>
          <table:covered-table-cell table:number-columns-repeated="2" table:style-name="ce1"/>
          <table:covered-table-cell table:number-columns-repeated="2"/>
          <table:table-cell table:number-columns-repeated="1012"/>
        </table:table-row>
        <table:table-row table:style-name="ro1" table:number-rows-repeated="965">
          <table:table-cell/>
          <table:table-cell table:style-name="ce30"/>
          <table:table-cell table:number-columns-repeated="1022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text> </number:text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0:55:30.0799109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11:38:30.294602361</dc:date>
    <meta:editing-duration>PT14M36S</meta:editing-duration>
    <meta:editing-cycles>2</meta:editing-cycles>
    <meta:generator>LibreOffice/24.2.6.2$Linux_X86_64 LibreOffice_project/420$Build-2</meta:generator>
    <meta:document-statistic meta:table-count="1" meta:cell-count="130" meta:object-count="0"/>
  </office:meta>
</office:document-meta>
</file>